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ff0000" fo:font-weight="bold" style:font-weight-asian="bold"/>
    </style:style>
    <style:style style:name="P2" style:family="paragraph" style:parent-style-name="Standard">
      <style:paragraph-properties fo:margin-left="0in" fo:margin-right="0in" fo:text-indent="0in" style:auto-text-indent="false"/>
    </style:style>
    <style:style style:name="P3" style:family="paragraph" style:parent-style-name="Standard" style:list-style-name="WWNum3">
      <style:paragraph-properties fo:margin-left="0.5in" fo:margin-right="0in" fo:text-indent="-0.25in" style:auto-text-indent="false"/>
    </style:style>
    <style:style style:name="P4" style:family="paragraph" style:parent-style-name="Standard" style:list-style-name="WWNum4">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3">
      <style:paragraph-properties fo:margin-left="1in" fo:margin-right="0in" fo:text-indent="-0.25in" style:auto-text-indent="false"/>
    </style:style>
    <style:style style:name="P9" style:family="paragraph" style:parent-style-name="Standard" style:list-style-name="WWNum1">
      <style:paragraph-properties fo:margin-left="1in" fo:margin-right="0in" fo:text-indent="-0.25in" style:auto-text-indent="false"/>
    </style:style>
    <style:style style:name="P10" style:family="paragraph" style:parent-style-name="Standard" style:list-style-name="WWNum1">
      <style:paragraph-properties fo:margin-left="1in" fo:margin-right="0in" fo:margin-top="0in" fo:margin-bottom="0.139in" loext:contextual-spacing="false" fo:line-height="100%" fo:text-indent="-0.25in" style:auto-text-indent="false"/>
    </style:style>
    <style:style style:name="P11" style:family="paragraph" style:parent-style-name="Standard" style:list-style-name="WWNum4">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2" style:family="paragraph" style:parent-style-name="Title" style:master-page-name="Standard">
      <style:paragraph-properties style:page-number="1"/>
    </style:style>
    <style:style style:name="T1" style:family="text">
      <style:text-properties style:text-underline-style="none"/>
    </style:style>
    <style:style style:name="T2" style:family="text">
      <style:text-properties fo:font-size="10pt" style:font-size-asian="10pt" style:font-size-complex="10pt" fo:background-color="#ffffff"/>
    </style:style>
    <style:style style:name="T3" style:family="text">
      <style:text-properties fo:color="#ff0000"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ud83sho48e08"/>Rubric</text:p>
      <text:p text:style-name="Heading_20_1"><text:bookmark text:name="_bzb0enbmp7lu"/>Pattern and Knowledge discovery</text:p>
      <text:p text:style-name="P2"/>
      <text:list xml:id="list2027333660" text:style-name="WWNum3">
        <text:list-item>
          <text:p text:style-name="P3">Qualitative: [0,2]</text:p>
          <text:list>
            <text:list-item>
              <text:p text:style-name="P8">topology: +0.2 until 1 for each global value calculation (diametre, mean degree/distribution, cluster coefficient, connected components, transitivity, triangle count ...etc); </text:p>
            </text:list-item>
            <text:list-item>
              <text:p text:style-name="P8">Link Analysis: +1/4 if allows minimum-cut like analysis (cohesion); +1/4 for spanning trees; +1/4 for path analysis, shortest path; +1/4 discovering influential nodes (page rank, hits, eigenvector, katz...etc), Information Flows [0,1]</text:p>
            </text:list-item>
          </text:list>
        </text:list-item>
        <text:list-item>
          <text:p text:style-name="P3">Pattern mining:[0,4]</text:p>
          <text:list>
            <text:list-item>
              <text:p text:style-name="P8">Community detection: +1/3 if allows one kind of community detection (overlapping or non-overlapping); +1/3 if allows to do overlapping and non-overlapping community detection; +1/3 if allows to do community detection in temporal networks. [0,1]</text:p>
            </text:list-item>
            <text:list-item>
              <text:p text:style-name="P8">Opinion Mining: +1/2 for topic detection; +1/2 for sentiment analysis. [0,1] </text:p>
            </text:list-item>
          </text:list>
        </text:list-item>
        <text:list-item>
          <text:p text:style-name="P3">Predictive Analysis: [0,3]</text:p>
          <text:list>
            <text:list-item>
              <text:p text:style-name="P8">Propagation: +1 if available: [0,1] </text:p>
            </text:list-item>
            <text:list-item>
              <text:p text:style-name="P8">Homophily (Ties Analysis, Structural holes vs. Weak ties): +1 if available. [0,1]</text:p>
            </text:list-item>
            <text:list-item>
              <text:p text:style-name="P8">Link prediction (i<text:span text:style-name="T2">nferring missing links</text:span>): +1 if available. [0,1] </text:p>
            </text:list-item>
          </text:list>
        </text:list-item>
      </text:list>
      <text:p text:style-name="Heading_20_1"><text:bookmark text:name="_h6bbd1v4zd2x"/>Scalability</text:p>
      <text:p text:style-name="Standard">(hay valores que están por definir por ejemplo en concurrencia, aun no se puede hacer la rúbrica)</text:p>
      <text:p text:style-name="Standard"/>
      <text:list xml:id="list3725694544" text:style-name="WWNum4">
        <text:list-item>
          <text:p text:style-name="P4">Space-Time [0,1]: ⅓ if less than 10.000 nodes; ⅔ if more than 10.000 and less than 100.000 nodes; 1 if more than 100.000 nodes.</text:p>
        </text:list-item>
        <text:list-item>
          <text:p text:style-name="P11">Parallelism <text:s/>[0,1]: 1/3 if centralized processing (mono <text:s/>threads or tasks); 2/3 if distributed processing (multiple threads or tasks); 1 parallel processing using Big Data methodologies (mapreduce, spark, etc...)</text:p>
        </text:list-item>
        <text:list-item>
          <text:p text:style-name="P4">Functional [0,1]: ⅓ if nothing can be change, no code no plugins; ⅔ if code is not available but a plugin system exists; 1 if code is available regarding the existence of plugin systems.</text:p>
        </text:list-item>
        <text:list-item>
          <text:p text:style-name="P11">Heterogeneous-Integration [0,1]: ⅓ if no communication is possible with other tools or systems; ⅔ if can communicate with other tools or system (through an API); 1 if can be fully integrated with other tools or systems.</text:p>
        </text:list-item>
      </text:list>
      <text:p text:style-name="Heading_20_1"><text:bookmark text:name="_xf9rgoi2y0ut"/>Information Fusion and Integration</text:p>
      <text:list xml:id="list3469741007" text:style-name="WWNum5">
        <text:list-item>
          <text:p text:style-name="P5">Mutichannel [0,1]: 1/3 if only one datatype is used (edges, text, video, images, temporal data, geographic data, etc...), 2/3 if the algorithm/platform uses 2 or 3 different datatypes, 1 if more than 3 data formats are used.</text:p>
        </text:list-item>
        <text:list-item>
          <text:p text:style-name="P5">Multimodality[0,1]: 1/3 if 1 SN is used, 2/3 if 2 or 3 SNs are used, 1 if more than 3 SNs are used (estamos teniendo en cuenta que sea capaz de extraer datos de las redes sociales directamente).</text:p>
        </text:list-item>
        <text:list-item>
          <text:p text:style-name="P5">Multi-representation [0,1]: 1/3 if basic graph; 2/3 if weighted graph or nodes attributes; 1 if multi layered networks or hypergraphs; </text:p>
        </text:list-item>
      </text:list>
      <text:p text:style-name="Heading_20_1"><text:bookmark text:name="_wgc69pfldlno"/>Visualization</text:p>
      <text:p text:style-name="Standard"><text:soft-page-break/></text:p>
      <text:list xml:id="list1222588335" text:style-name="WWNum1">
        <text:list-item>
          <text:p text:style-name="P6">Visual Variables: [0, 1]: +1/7 for each visual variable used to enhance a diagram.</text:p>
          <text:list>
            <text:list-item>
              <text:p text:style-name="P9">Position: refers to the location of an object in the image. for example, if a social network has geo-localization data the position of an user can display his/her country.</text:p>
            </text:list-item>
            <text:list-item>
              <text:p text:style-name="P9">Size: For example, changing the size of an user depending on his/her degree.</text:p>
            </text:list-item>
            <text:list-item>
              <text:p text:style-name="P9">Shape: refers to the different geometrical shapes an object can have (triangles, rectangles, circles ...etc) For example, showing users from different social networks with a different shape.</text:p>
            </text:list-item>
            <text:list-item>
              <text:p text:style-name="P9">Orientation: refers to the rotation an object presents. For example, using an arrow to indicate the direction of a following/follower relation.</text:p>
            </text:list-item>
            <text:list-item>
              <text:p text:style-name="P9">Color: <text:s/>refers to the color hue of an object. For example, using the same color for all the users in the same community.</text:p>
            </text:list-item>
            <text:list-item>
              <text:p text:style-name="P9">Saturation: <text:s/>refers to color saturation, the brighter or lighter a color hue is. For example, showing users with a higher centrality colored with a more saturated color.</text:p>
            </text:list-item>
            <text:list-item>
              <text:p text:style-name="P10">Texture: <text:s/>refers to the fill pattern of an object. <text:s/>For example, using two different patterns to identify members of different political parties. (de forma más genérica que se pueda poner una imagen vamos)</text:p>
            </text:list-item>
          </text:list>
        </text:list-item>
        <text:list-item>
          <text:p text:style-name="P6">Interaction [0,1]: +⅕ for each interaction action available in the system:</text:p>
          <text:list>
            <text:list-item>
              <text:p text:style-name="P9">Zoom: <text:s/>refers to the action of changing the level of detail of the elements being shown but maintaining the same number of them. This does not implies that all elements need to be visible in the screen at once. For example, using the mouse wheel to zoom in/out a picture.</text:p>
            </text:list-item>
            <text:list-item>
              <text:p text:style-name="P9">Filter: <text:s/>contrary to zoom, refers to changing the number of elements being displayed but maintaining the same level of detail. For example, dragging the mouse to pan over a picture.</text:p>
            </text:list-item>
            <text:list-item>
              <text:p text:style-name="P9">Highlight: refers to the action of emphasizing some particular elements of a set. For example, highlighting the neighbors of an user when the mouse is positioned over it.</text:p>
            </text:list-item>
            <text:list-item>
              <text:p text:style-name="P9">Grouping: <text:s/>refers to the action of replacing a group of elements with a simplification that maintains all or some of the properties of the group. For example, joining all the users of the same country into a single node.</text:p>
            </text:list-item>
            <text:list-item>
              <text:p text:style-name="P9">Multiview: <text:s/>refers to the action of switching between multiple representations of the same data. For example, switching between the node-link and matrix representation of a social network. (Aquí lo más fácil es mirar si tiene varios algoritmos de layout disponibles, no tiene que incluir otros paradigmas como es mostrar la matrix)</text:p>
            </text:list-item>
          </text:list>
        </text:list-item>
      </text:list>
      <text:p text:style-name="Heading_20_1"><text:bookmark text:name="_1ej2v8t77ecx"/>Tool that use other tools</text:p>
      <text:list xml:id="list776490084" text:style-name="WWNum2">
        <text:list-item>
          <text:p text:style-name="P7">For example, some tools use igraph for all the functionalities knowledge extraction functionalities. In this case the same value as the library being used is given.</text:p>
        </text:list-item>
      </text:list>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9" meta:word-count="834" meta:character-count="5121" meta:non-whitespace-character-count="4344"/>
    <meta:generator>LibreOfficeDev/6.0.5.2$Linux_X86_64 LibreOffice_project/</meta:generator>
  </office:meta>
</office:document-meta>
</file>